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Sect1" style:family="section">
      <style:section-properties text:dont-balance-text-columns="false"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imple Section</text:h>
      <text:p text:style-name="Text_20_body">A line</text:p>
      <text:section text:style-name="Sect1" text:name="Section1">
        <text:p text:style-name="Text_20_body">This is the simple section.</text:p>
        <text:p text:style-name="Text_20_body">Another line is this section</text:p>
      </text:section>
      <text:p text:style-name="Text_20_body">Last line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Vincent Spiewak</meta:initial-creator>
    <meta:creation-date>2009-06-24T11:42:25</meta:creation-date>
    <meta:document-statistic meta:table-count="0" meta:image-count="0" meta:object-count="0" meta:page-count="1" meta:paragraph-count="5" meta:word-count="16" meta:character-count="85"/>
    <dc:date>2009-06-24T11:46:02</dc:date>
    <dc:creator>Vincent Spiewak</dc:creator>
    <meta:editing-duration>PT00H03M37S</meta:editing-duration>
    <meta:editing-cycles>1</meta:editing-cycles>
    <meta:generator>OpenOffice.org/3.0$Unix OpenOffice.org_project/300m15$Build-9379</meta:generator>
  </office:meta>
</office:document-meta>
</file>